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MessageConverter.parseSoapRequest( org . apache . ode . bpel . iapi . Message odeMessage , SOAPEnvelope envelope , Operation o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MessageConverter.SoapMessageConverter( Definition def , QName serviceName , String port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oapMessageConverter.getSOAPHeaders( ElementExtensible e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MessageConverter.createSoapHeaders( SOAPEnvelope soapEnv , List &lt; SOAPHeader &gt; headerDefs , Message msgdef , Map &lt; String , Node &gt; head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apMessageConverter.extractSoapBodyParts( org . apache . ode . bpel . iapi . Message message , org . apache . axiom . soap . SOAPBody soapBody , SOAPBody bodyDef , Message msg , String rpcWrapp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oapMessageConverter.handleSoapHeaderPartDef( org . apache . ode . bpel . iapi . Message odeMessage , org . apache . axiom . soap . SOAPHeader header , SOAPHeader headerdef , Message msg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apMessageConverter.inferFault( Operation operation , SOAPFault 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MessageConverter.createSoapRequest( MessageContext msgCtx , org . apache . ode . bpel . iapi . Message message , Operation o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apMessageConverter.getWSAInputAction( String ope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apMessageConverter.parseSoapFault( Element odeMsgEl , SOAPEnvelope envelope , Operation 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apMessageConverter.getFirstExtensibilityElement( ElementExtensible parent , Class &lt; T &gt;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MessageConverter.createSoapBody( org . apache . axiom . soap . SOAPBody sb , SOAPBody soapBody , Message msgDef , Element message , String rpcWrapp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MessageConverter.parseSoapResponse( org . apache . ode . bpel . iapi . Message odeMessage , SOAPEnvelope envelope , Operation o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MessageConverter.createSoapFault( Element message , QName faultName , Operation 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apMessageConverter.buildSoapDetail( Element message , QName faultName , Operation o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apMessageConverter.getSOAPBody( ElementExtensible 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Converter.createSoapResponse( MessageContext msgCtx , org . apache . ode . bpel . iapi . Message message , Operation o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oapMessageConverter.handleSoapHeaderDef( SOAPEnvelope soapEnv , SOAPHeader headerdef , Message msgdef , Map &lt; String , Node &gt; heade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apMessageConverter.getSoapAction( String 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MessageConverter.toFaultDetail( QName fault , Element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MessageConverter.findHeaderPartName( List &lt; SOAPHeader &gt; headerDefs , QName elm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apMessageConverter.extractSoapHeaderParts( org . apache . ode . bpel . iapi . Message message , org . apache . axiom . soap . SOAPHeader soapHeader , List &lt; SOAPHeader &gt; headerDefs , Message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